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Heading_20_1">
      <style:paragraph-properties fo:text-align="center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duct Backlog</text:h>
      <text:list xml:id="list30365572" text:style-name="L1">
        <text:list-item>
          <text:p text:style-name="P2">Skapa applikation med skrivbord (DONE)</text:p>
        </text:list-item>
      </text:list>
      <text:h text:style-name="Heading_20_2" text:outline-level="2">Image Viewer</text:h>
      <text:list xml:id="list31178102" text:continue-numbering="true" text:style-name="L1">
        <text:list-item>
          <text:p text:style-name="P2">Skapa ikon som öppnar ett fönster (DONE)</text:p>
        </text:list-item>
        <text:list-item>
          <text:p text:style-name="P2">Fyll fönstret med bilder med hjälp av ajaxanrop (DONE)</text:p>
        </text:list-item>
        <text:list-item>
          <text:p text:style-name="P2">Bakgrund ändras då bild klickas (DONE)</text:p>
        </text:list-item>
        <text:list-item>
          <text:p text:style-name="P2">Fönstret går att stänga (DONE)</text:p>
        </text:list-item>
        <text:list-item>
          <text:p text:style-name="P2">Skapa en tilltalande layout (DONE)</text:p>
        </text:list-item>
      </text:list>
      <text:h text:style-name="Heading_20_2" text:outline-level="2">Uppgraderingar</text:h>
      <text:list xml:id="list31170028" text:continue-numbering="true" text:style-name="L1">
        <text:list-item>
          <text:p text:style-name="P2">RSS-läsare (DONE)</text:p>
        </text:list-item>
        <text:list-item>
          <text:p text:style-name="P2">Obegränsat antal fönster samtidigt (In sprint)</text:p>
        </text:list-item>
        <text:list-item>
          <text:p text:style-name="P2">Bildvisaren har egna anpassade fönster (In sprint)</text:p>
        </text:list-item>
        <text:list-item>
          <text:p text:style-name="P2">Memory (In sprint)</text:p>
        </text:list-item>
        <text:list-item>
          <text:p text:style-name="P2">Namnrymd</text:p>
        </text:list-item>
        <text:list-item>
          <text:p text:style-name="P2">Egen extra funktionalitet (In sprint)</text:p>
        </text:list-item>
        <text:list-item>
          <text:p text:style-name="P2">Objektorienterad programarkitektur (In sprint)</text:p>
        </text:list-item>
        <text:list-item>
          <text:p text:style-name="P2">Fönstren går att flytta</text:p>
        </text:list-item>
        <text:list-item>
          <text:p text:style-name="P2">Fönstren går att ändra strolek</text:p>
        </text:list-item>
        <text:list-item>
          <text:p text:style-name="P2">Labby Mezzage pl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Juhani Aavanen WP 13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31T00:17:56.58</meta:creation-date>
    <dc:date>2014-01-04T11:01:12.40</dc:date>
    <meta:editing-duration>PT08H53M01S</meta:editing-duration>
    <meta:editing-cycles>7</meta:editing-cycles>
    <meta:generator>OpenOffice.org/3.2$Win32 OpenOffice.org_project/320m12$Build-9483</meta:generator>
    <meta:document-statistic meta:table-count="0" meta:image-count="0" meta:object-count="0" meta:page-count="1" meta:paragraph-count="20" meta:word-count="102" meta:character-count="627"/>
  </office:meta>
</office:document-meta>
</file>